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svg:stroke-width="0.076cm" svg:stroke-color="#3465a4" draw:marker-start-width="0.418cm" draw:marker-end-width="0.418cm" draw:fill="none" draw:textarea-vertical-align="middle" draw:auto-grow-height="false" fo:min-height="5.452cm" fo:min-width="0cm" fo:padding-top="0.163cm" fo:padding-bottom="0.163cm" fo:padding-left="0.288cm" fo:padding-right="0.288cm"/>
    </style:style>
    <style:style style:name="gr3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1.094cm"/>
    </style:style>
    <style:style style:name="gr4" style:family="graphic" style:parent-style-name="Default_5f_1">
      <style:graphic-properties svg:stroke-width="0.076cm" svg:stroke-color="#c5000b" draw:marker-start-width="0.418cm" draw:marker-end-width="0.418cm" draw:fill="none" draw:textarea-vertical-align="middle" draw:auto-grow-height="false" fo:min-height="18.935cm" fo:min-width="0cm" fo:padding-top="0.163cm" fo:padding-bottom="0.163cm" fo:padding-left="0.288cm" fo:padding-right="0.288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7.262cm"/>
    </style:style>
    <style:style style:name="gr6" style:family="graphic" style:parent-style-name="Default_5f_1">
      <style:graphic-properties draw:stroke="none" draw:fill="none" fo:min-height="1.923cm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23.26cm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23cm" fo:min-width="21.474cm"/>
    </style:style>
    <style:style style:name="gr10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5.01cm" fo:min-width="13.46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11.362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subtitle">
      <style:graphic-properties draw:fill-color="#ffffff" fo:min-height="3.583cm"/>
    </style:style>
    <style:style style:name="pr6" style:family="presentation" style:parent-style-name="Default-subtitle">
      <style:graphic-properties draw:fill-color="#ffffff" fo:min-height="12.357cm"/>
    </style:style>
    <style:style style:name="pr7" style:family="presentation" style:parent-style-name="Default-subtitle">
      <style:graphic-properties draw:fill-color="#ffffff" fo:min-height="11.485cm"/>
    </style:style>
    <style:style style:name="P1" style:family="paragraph">
      <loext:graphic-properties draw:fill-color="#ffffff"/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3465a4"/>
    </style:style>
    <style:style style:name="P7" style:family="paragraph">
      <loext:graphic-properties draw:fill="none" draw:fill-color="#ffffff"/>
      <style:text-properties fo:color="#c5000b" fo:font-weight="bold" style:font-weight-asian="bold" style:font-weight-complex="bold"/>
    </style:style>
    <style:style style:name="P8" style:family="paragraph">
      <loext:graphic-properties draw:fill="none"/>
      <style:text-properties style:font-name="Liberation Mono1" fo:font-size="24pt" style:font-size-asian="24pt" style:font-size-complex="24pt"/>
    </style:style>
    <style:style style:name="P9" style:family="paragraph">
      <loext:graphic-properties draw:fill="none" draw:fill-color="#ffffff"/>
      <style:text-properties fo:color="#c5000b"/>
    </style:style>
    <style:style style:name="P10" style:family="paragraph">
      <loext:graphic-properties draw:fill="none" draw:fill-color="#ffffff"/>
      <style:text-properties fo:color="#000000"/>
    </style:style>
    <style:style style:name="P11" style:family="paragraph">
      <style:paragraph-properties fo:margin-left="0cm" fo:margin-right="0cm" fo:text-align="start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position="super 58%"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3465a4"/>
    </style:style>
    <style:style style:name="T9" style:family="text">
      <style:text-properties fo:color="#c5000b"/>
    </style:style>
    <style:style style:name="T10" style:family="text">
      <style:text-properties style:font-name="Liberation Mono1" fo:font-size="24pt" style:font-size-asian="24pt" style:font-size-complex="24pt"/>
    </style:style>
    <style:style style:name="T11" style:family="text">
      <style:text-properties fo:color="#c5000b" style:text-underline-style="solid" style:text-underline-width="auto" style:text-underline-color="font-color"/>
    </style:style>
    <style:style style:name="T12" style:family="text">
      <style:text-properties fo:color="#3465a4" style:text-underline-style="solid" style:text-underline-width="auto" style:text-underline-color="font-color"/>
    </style:style>
    <style:style style:name="T13" style:family="text">
      <style:text-properties fo:color="#000000"/>
    </style:style>
    <style:style style:name="T14" style:family="text">
      <style:text-properties fo:color="#000000" fo:font-size="12pt" style:font-size-asian="12pt" style:font-size-complex="12pt"/>
    </style:style>
    <style:style style:name="T15" style:family="text">
      <style:text-properties fo:color="#000000" style:font-name="Liberation Mono1" fo:font-size="12pt" style:font-size-asian="12pt" style:font-size-complex="12pt"/>
    </style:style>
    <style:style style:name="T16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7" style:family="text">
      <style:text-properties style:font-name="Liberation Mono1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Liberation Mono1" fo:font-size="18pt" fo:font-weight="normal" fo:background-color="#fff200" style:font-size-asian="18pt" style:font-weight-asian="normal" style:font-size-complex="18pt" style:font-weight-complex="normal"/>
    </style:style>
    <style:style style:name="T19" style:family="text">
      <style:text-properties style:font-name="Liberation Mono1" fo:font-size="14pt" fo:font-weight="normal" style:font-size-asian="14pt" style:font-weight-asian="normal" style:font-size-complex="14pt" style:font-weight-complex="normal"/>
    </style:style>
    <style:style style:name="T20" style:family="text">
      <style:text-properties style:font-name="Liberation Mono1" fo:font-size="14pt" fo:font-weight="normal" fo:background-color="#fff200" style:font-size-asian="14pt" style:font-weight-asian="normal" style:font-size-complex="14pt" style:font-weight-complex="normal"/>
    </style:style>
    <style:style style:name="T21" style:family="text">
      <style:text-properties style:font-name="Liberation Sans2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22" style:family="text">
      <style:text-properties style:font-name="Liberation Mono1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D Resolution</text:p>
          </draw:text-box>
        </draw:frame>
        <draw:frame presentation:style-name="pr2" draw:text-style-name="P1" draw:layer="layout" svg:width="25.199cm" svg:height="11.362cm" svg:x="1.4cm" svg:y="3.272cm" presentation:class="subtitle" presentation:user-transformed="true">
          <draw:text-box>
            <text:p><text:span text:style-name="T1">A work item of the W3C Credentials Community Group</text:span></text:p>
            <text:p><text:span text:style-name="T1">7</text:span><text:span text:style-name="T2">th</text:span><text:span text:style-name="T1"> March 2019</text:span></text:p>
            <text:p><text:span text:style-name="T3">IPR rules apply!</text:span></text:p>
            <text:p><text:span text:style-name="T1"/></text:p>
            <text:p><text:span text:style-name="T1">Zoom Call:</text:span></text:p>
            <text:p><text:span text:style-name="T1">https://zoom.us/j/7077077007</text:span></text:p>
            <text:p><text:span text:style-name="T1"/></text:p>
            <text:p><text:span text:style-name="T1">Text Chat:</text:span></text:p>
            <text:p><text:span text:style-name="T1">(use Zoom chat, type q+ to get into the queue)</text:span></text:p>
            <text:p><text:span text:style-name="T1"/></text:p>
            <text:p><text:span text:style-name="T3">This call is being recorded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DID Resolution</text:p>
          </draw:text-box>
        </draw:frame>
        <draw:frame presentation:style-name="pr4" draw:text-style-name="P4" draw:layer="layout" svg:width="26.932cm" svg:height="9.134cm" svg:x="0.6cm" svg:y="3.984cm" presentation:class="subtitle" presentation:user-transformed="true">
          <draw:text-box>
            <text:p text:style-name="P3"><text:span text:style-name="T4"/></text:p>
            <text:p text:style-name="P3"><text:span text:style-name="T4">1. "Resolving" vs. "Dereferencing" a "DID" / "DID Reference" / "DID URL", in light </text:span><text:span text:style-name="T4">of the current ABNF discussion, e.g. see:</text:span></text:p>
            <text:p text:style-name="P3"><text:span text:style-name="T5">https://github.com/WebOfTrustInfo/rwot8-barcelona/blob/master/draft-documents/understanding-dids-in-greater-</text:span><text:span text:style-name="T5">depth.md</text:span></text:p>
            <text:p text:style-name="P3"><text:span text:style-name="T5">https://github.com/w3c-ccg/did-spec/pull/168</text:span></text:p>
            <text:p text:style-name="P3"><text:span text:style-name="T5">https://github.com/w3c-ccg/did-spec/issues/170</text:span></text:p>
            <text:p text:style-name="P3"><text:span text:style-name="T6"/></text:p>
            <text:p text:style-name="P3"><text:span text:style-name="T4">2. Bindings for DID Resolution, and how they relate to the ABNF:</text:span></text:p>
            <text:p text:style-name="P3"><text:span text:style-name="T5">https://github.com/w3c-ccg/did-resolution/issues/32</text:span></text:p>
            <text:p text:style-name="P3"><text:span text:style-name="T6"/></text:p>
            <text:p text:style-name="P3"><text:span text:style-name="T4">3. DID Resolver Architectures: Remote vs. local resolvers, thin clients, full nodes, </text:span><text:span text:style-name="T4">etc.</text:span></text:p>
            <text:p text:style-name="P3"><text:span text:style-name="T5">https://w3c-ccg.github.io/did-resolution/#did-resolution-architectures</text:span></text:p>
            <text:p text:style-name="P3"><text:span text:style-name="T5">https://github.com/w3c-ccg/did-resolution/issues/28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7">1. "Resolving" vs. "Dereferencing" a "DID</text:span><text:span text:style-name="T3">" / "Reference" / "DID URL" etc., in light of the current ABNF discussion</text:span></text:p>
          </draw:text-box>
        </draw:frame>
        <draw:custom-shape draw:style-name="gr2" draw:text-style-name="P5" draw:layer="layout" svg:width="0.762cm" svg:height="6.096cm" draw:transform="rotate (1.5707963267949) translate (2.54cm 6.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1.594cm" svg:height="0.962cm" svg:x="4.791cm" svg:y="6.4cm">
          <draw:text-box>
            <text:p><text:span text:style-name="T8">DID</text:span></text:p>
          </draw:text-box>
        </draw:frame>
        <draw:custom-shape draw:style-name="gr4" draw:text-style-name="P5" draw:layer="layout" svg:width="0.762cm" svg:height="20.319cm" draw:transform="rotate (1.5707963267949) translate (2.541cm 8.02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7.762cm" svg:height="0.962cm" svg:x="11.319cm" svg:y="8.2cm">
          <draw:text-box>
            <text:p><text:span text:style-name="T9">DID URL</text:span></text:p>
          </draw:text-box>
        </draw:frame>
        <draw:frame draw:style-name="gr6" draw:text-style-name="P8" draw:layer="layout" svg:width="25.838cm" svg:height="2.173cm" svg:x="2.356cm" svg:y="4.12cm">
          <draw:text-box>
            <text:p><text:span text:style-name="T10">did:xyz:1234;hub/profile/main?query#fra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7" draw:text-style-name="P9" draw:layer="layout" svg:width="24.425cm" svg:height="3.095cm" svg:x="1.991cm" svg:y="10.82cm">
          <draw:text-box>
            <text:p><text:span text:style-name="T9">DID URL … can be </text:span><text:span text:style-name="T11">“dereferenced”</text:span><text:span text:style-name="T9"> → <text:s/>Result is a DID Document, or part of it,</text:span></text:p>
            <text:p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3"/></text:span><text:span text:style-name="T9">or a service endpoint, or something else</text:span></text:p>
          </draw:text-box>
        </draw:frame>
        <draw:frame draw:style-name="gr8" draw:text-style-name="P6" draw:layer="layout" svg:width="23.76cm" svg:height="0.962cm" svg:x="1.991cm" svg:y="9.92cm">
          <draw:text-box>
            <text:p><text:span text:style-name="T8">DID … can be </text:span><text:span text:style-name="T12">“resolved”</text:span><text:span text:style-name="T8"> → Result is a “DID Document” or “DID Resolution Result”</text:span></text:p>
          </draw:text-box>
        </draw:frame>
        <draw:frame draw:style-name="gr9" draw:text-style-name="P9" draw:layer="layout" svg:width="21.974cm" svg:height="1.673cm" svg:x="1.991cm" svg:y="13.92cm">
          <draw:text-box>
            <text:p><text:span text:style-name="T9">“</text:span><text:span text:style-name="T9">dereferencing” a DID URL includes first </text:span><text:span text:style-name="T8">“resolving” the DID</text:span></text:p>
          </draw:text-box>
        </draw:frame>
        <draw:custom-shape draw:style-name="gr2" draw:text-style-name="P5" draw:layer="layout" svg:width="0.762cm" svg:height="6.096cm" draw:transform="rotate (1.5707963267949) translate (2.54cm 6.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1.594cm" svg:height="0.962cm" svg:x="4.791cm" svg:y="6.4cm">
          <draw:text-box>
            <text:p><text:span text:style-name="T8">DID</text:span></text:p>
          </draw:text-box>
        </draw:frame>
        <draw:custom-shape draw:style-name="gr4" draw:text-style-name="P5" draw:layer="layout" svg:width="0.762cm" svg:height="20.319cm" draw:transform="rotate (1.5707963267949) translate (2.541cm 8.02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8" draw:layer="layout" svg:width="25.838cm" svg:height="2.173cm" svg:x="2.356cm" svg:y="4.12cm">
          <draw:text-box>
            <text:p><text:span text:style-name="T10">did:xyz:1234;hub/profile/main?query#frag</text:span></text:p>
          </draw:text-box>
        </draw:frame>
        <draw:frame presentation:style-name="pr1" draw:layer="layout" svg:width="25.199cm" svg:height="2.629cm" svg:x="1.401cm" svg:y="0.629cm" presentation:class="title" presentation:user-transformed="true">
          <draw:text-box>
            <text:p><text:span text:style-name="T7">1. "Resolving" vs. "Dereferencing" a "DID</text:span><text:span text:style-name="T3">" / "Reference" / "DID URL" etc., in light of the current ABNF discussion</text:span></text:p>
          </draw:text-box>
        </draw:frame>
        <draw:frame draw:style-name="gr5" draw:text-style-name="P7" draw:layer="layout" svg:width="7.762cm" svg:height="0.962cm" svg:x="11.319cm" svg:y="8.2cm">
          <draw:text-box>
            <text:p><text:span text:style-name="T9">DID URL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<text:span text:style-name="T7">1. "Resolving" vs. "Dereferencing" a "DID</text:span><text:span text:style-name="T3">" / "Reference" / "DID URL" etc., in light of the current ABNF discussion</text:span></text:p>
          </draw:text-box>
        </draw:frame>
        <draw:frame draw:style-name="gr10" draw:text-style-name="P10" draw:layer="layout" svg:width="13.964cm" svg:height="5.26cm" svg:x="1.991cm" svg:y="9.52cm">
          <draw:text-box>
            <text:p><text:span text:style-name="T13">Functions defined in an abstract way:</text:span></text:p>
            <text:p><text:span text:style-name="T14"/></text:p>
            <text:p><text:span text:style-name="T15">resolve(did) <text:s text:c="11"/>--&gt; did-doc</text:span></text:p>
            <text:p><text:span text:style-name="T15">resolve(did) <text:s text:c="11"/>--&gt; did-resolution-result</text:span></text:p>
            <text:p><text:span text:style-name="T15">resolve(did, version) <text:s text:c="2"/>--&gt; did-resolution-result</text:span></text:p>
            <text:p><text:span text:style-name="T15">dereference(did-url) <text:s text:c="3"/>--&gt; did-doc or something else</text:span></text:p>
            <text:p><text:span text:style-name="T15">dereference(did-doc, did-url) <text:s/>--&gt; something</text:span></text:p>
            <text:p><text:span text:style-name="T15">checkExists(did) <text:s text:c="7"/>--&gt; boolean</text:span></text:p>
            <text:p><text:span text:style-name="T15">ping() <text:s text:c="17"/>--&gt; boolean</text:span></text:p>
            <text:p><text:span text:style-name="T15">listMethods() <text:s text:c="10"/>--&gt; array-of-methods</text:span></text:p>
          </draw:text-box>
        </draw:frame>
        <draw:custom-shape draw:style-name="gr2" draw:text-style-name="P5" draw:layer="layout" svg:width="0.762cm" svg:height="6.096cm" draw:transform="rotate (1.5707963267949) translate (2.54cm 6.2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6" draw:layer="layout" svg:width="1.594cm" svg:height="0.962cm" svg:x="4.791cm" svg:y="6.4cm">
          <draw:text-box>
            <text:p><text:span text:style-name="T8">DID</text:span></text:p>
          </draw:text-box>
        </draw:frame>
        <draw:custom-shape draw:style-name="gr4" draw:text-style-name="P5" draw:layer="layout" svg:width="0.762cm" svg:height="20.319cm" draw:transform="rotate (1.5707963267949) translate (2.541cm 8.02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7.762cm" svg:height="0.962cm" svg:x="11.319cm" svg:y="8.2cm">
          <draw:text-box>
            <text:p><text:span text:style-name="T9">DID URL</text:span></text:p>
          </draw:text-box>
        </draw:frame>
        <draw:frame draw:style-name="gr6" draw:text-style-name="P8" draw:layer="layout" svg:width="25.838cm" svg:height="2.173cm" svg:x="2.356cm" svg:y="4.12cm">
          <draw:text-box>
            <text:p><text:span text:style-name="T10">did:xyz:1234;hub/profile/main?query#fra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6.032cm" svg:height="2.629cm" svg:x="1cm" svg:y="0.628cm" presentation:class="title" presentation:user-transformed="true">
          <draw:text-box>
            <text:p><text:span text:style-name="T3">2. Bindings for DID Resolution, and how they relate to the ABNF</text:span></text:p>
          </draw:text-box>
        </draw:frame>
        <draw:frame presentation:style-name="pr5" draw:text-style-name="P4" draw:layer="layout" svg:width="26.924cm" svg:height="3.583cm" svg:x="1.162cm" svg:y="3.443cm">
          <draw:text-box>
            <text:p text:style-name="P3"><text:span text:style-name="T16">Example: Universal Resolver HTTP Interface:</text:span></text:p>
            <text:p text:style-name="P3"><text:span text:style-name="T4"/></text:p>
            <text:p text:style-name="P3"><text:span text:style-name="T17">curl -X GET https://uniresolver.io/1.0/identifiers/</text:span><text:span text:style-name="T18">did:sov:WRfXPg8dantKVubE3HX8pw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6.032cm" svg:height="2.629cm" svg:x="1cm" svg:y="0.628cm" presentation:class="title" presentation:user-transformed="true">
          <draw:text-box>
            <text:p><text:span text:style-name="T3">2. Bindings for DID Resolution, and how they relate to the ABNF</text:span></text:p>
          </draw:text-box>
        </draw:frame>
        <draw:frame presentation:style-name="pr6" draw:text-style-name="P4" draw:layer="layout" svg:width="26.924cm" svg:height="12.357cm" svg:x="1.162cm" svg:y="2.958cm">
          <draw:text-box>
            <text:p text:style-name="P3"><text:span text:style-name="T16">Example: uport-project/eth-did-resolver</text:span></text:p>
            <text:p text:style-name="P3"><text:span text:style-name="T4"/></text:p>
            <text:p text:style-name="P3"><text:span text:style-name="T19">import resolve from 'did-resolver'</text:span></text:p>
            <text:p text:style-name="P3"><text:span text:style-name="T19">import registerResolver from 'eth-did-resolver'</text:span></text:p>
            <text:p text:style-name="P3"><text:span text:style-name="T19"/></text:p>
            <text:p text:style-name="P3"><text:span text:style-name="T19">registerResolver()</text:span></text:p>
            <text:p text:style-name="P3"><text:span text:style-name="T19"/></text:p>
            <text:p text:style-name="P3"><text:span text:style-name="T20">resolve('did:eth:0xf3beac30c498d9e26865f34fcaa57dbb935b0d74')</text:span><text:span text:style-name="T19">.then(doc =&gt; console.log)</text:span></text:p>
            <text:p text:style-name="P3"><text:span text:style-name="T19"/></text:p>
            <text:p text:style-name="P3"><text:span text:style-name="T19"/></text:p>
            <text:p text:style-name="P11"><text:span text:style-name="T21">Example: indy-sdk/docs/design/014-did-doc</text:span></text:p>
            <text:p text:style-name="P11"><text:span text:style-name="T22"/></text:p>
            <text:p text:style-name="P11"><text:span text:style-name="T19">// Resolve DID Doc for DID.</text:span></text:p>
            <text:p text:style-name="P11"><text:span text:style-name="T19">//</text:span></text:p>
            <text:p text:style-name="P11"><text:span text:style-name="T19">// did_resolver_handle: resolver handle</text:span></text:p>
            <text:p text:style-name="P11"><text:span text:style-name="T19">// did: did to resolve</text:span></text:p>
            <text:p text:style-name="P11"><text:span text:style-name="T19">// options: some options, like cache behaviour</text:span></text:p>
            <text:p text:style-name="P11"><text:span text:style-name="T19">// returns - did_doc: resolved DID Doc</text:span></text:p>
            <text:p text:style-name="P11"><text:span text:style-name="T20">pub fn indy_resolve_did_doc(did_resolver_handle,</text:span></text:p>
            <text:p text:style-name="P11"><text:span text:style-name="T20"><text:s text:c="28"/></text:span><text:span text:style-name="T20">did,</text:span></text:p>
            <text:p text:style-name="P11"><text:span text:style-name="T20"><text:s text:c="28"/></text:span><text:span text:style-name="T20">options) -&gt; Future&lt;did_doc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6.032cm" svg:height="2.629cm" svg:x="1cm" svg:y="0.628cm" presentation:class="title" presentation:user-transformed="true">
          <draw:text-box>
            <text:p><text:span text:style-name="T3">2. Bindings for DID Resolution, and how they relate to the ABNF</text:span></text:p>
          </draw:text-box>
        </draw:frame>
        <draw:frame presentation:style-name="pr7" draw:text-style-name="P4" draw:layer="layout" svg:width="26.924cm" svg:height="11.485cm" svg:x="1.162cm" svg:y="3.193cm">
          <draw:text-box>
            <text:p text:style-name="P3"><text:span text:style-name="T16">Example: Command line interface:</text:span></text:p>
            <text:p text:style-name="P3"><text:span text:style-name="T4"/></text:p>
            <text:p text:style-name="P3"><text:span text:style-name="T19">$ </text:span><text:span text:style-name="T20">./did get</text:span><text:span text:style-name="T19"> did:v1:test:nym:EfmQqD9Be3MXc4PiGVf5ruEmZqGiVq7cKuYUMcaf2UYs</text:span></text:p>
            <text:p text:style-name="P3"><text:span text:style-name="T19">{</text:span></text:p>
            <text:p text:style-name="P3"><text:span text:style-name="T19"><text:s text:c="2"/></text:span><text:span text:style-name="T19">"@context": "https://w3id.org/veres-one/v1",</text:span></text:p>
            <text:p text:style-name="P3"><text:span text:style-name="T19"><text:s text:c="2"/></text:span><text:span text:style-name="T19">"id": "did:v1:test:nym:EfmQqD9Be3MXc4PiGVf5ruEmZqGiVq7cKuYUMcaf2UYs",</text:span></text:p>
            <text:p text:style-name="P3"><text:span text:style-name="T19"><text:s text:c="2"/></text:span><text:span text:style-name="T19">"authentication": [</text:span></text:p>
            <text:p text:style-name="P3"><text:span text:style-name="T19"><text:s text:c="4"/></text:span><text:span text:style-name="T19">{</text:span></text:p>
            <text:p text:style-name="P3"><text:span text:style-name="T19"><text:s text:c="6"/></text:span><text:span text:style-name="T19">"type": "Ed25519SignatureAuthentication2018",</text:span></text:p>
            <text:p text:style-name="P3"><text:span text:style-name="T19"><text:s text:c="6"/></text:span><text:span text:style-name="T19">"publicKey": [</text:span></text:p>
            <text:p text:style-name="P3"><text:span text:style-name="T19"><text:s text:c="6"/></text:span><text:span text:style-name="T19">...</text:span></text:p>
            <text:p text:style-name="P3"><text:span text:style-name="T19"><text:s text:c="4"/></text:span><text:span text:style-name="T19">}</text:span></text:p>
            <text:p text:style-name="P3"><text:span text:style-name="T19"><text:s text:c="2"/></text:span><text:span text:style-name="T19">]</text:span></text:p>
            <text:p text:style-name="P3"><text:span text:style-name="T19">}</text:span></text:p>
            <text:p text:style-name="P3"><text:span text:style-name="T19"/></text:p>
            <text:p text:style-name="P11"><text:span text:style-name="T19">$ </text:span><text:span text:style-name="T20">./did info</text:span><text:span text:style-name="T19"> did:v1:test:nym:EfmQqD9Be3MXc4PiGVf5ruEmZqGiVq7cKuYUMcaf2UYs</text:span></text:p>
            <text:p text:style-name="P11"><text:span text:style-name="T19">(... info about DID ...)</text:span></text:p>
            <text:p text:style-name="P11"><text:span text:style-name="T19"/></text:p>
            <text:p text:style-name="P11"><text:span text:style-name="T19">$ </text:span><text:span text:style-name="T20">./did list</text:span></text:p>
            <text:p text:style-name="P3"><text:span text:style-name="T19">(... list local DIDs ...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8:09:41.250671171</meta:creation-date>
    <dc:date>2019-03-08T22:38:13.456998575</dc:date>
    <meta:editing-duration>PT5H26M47S</meta:editing-duration>
    <meta:editing-cycles>59</meta:editing-cycles>
    <meta:generator>LibreOffice/6.1.5.2$Linux_X86_64 LibreOffice_project/10$Build-2</meta:generator>
    <meta:document-statistic meta:object-count="69"/>
  </office:meta>
</office:document-meta>
</file>